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61in"/>
    </style:style>
    <style:style style:name="co3" style:family="table-column">
      <style:table-column-properties fo:break-before="auto" style:column-width="0.2634in"/>
    </style:style>
    <style:style style:name="co4" style:family="table-column">
      <style:table-column-properties fo:break-before="auto" style:column-width="0.4437in"/>
    </style:style>
    <style:style style:name="co5" style:family="table-column">
      <style:table-column-properties fo:break-before="auto" style:column-width="0.5945in"/>
    </style:style>
    <style:style style:name="co6" style:family="table-column">
      <style:table-column-properties fo:break-before="auto" style:column-width="0.4583in"/>
    </style:style>
    <style:style style:name="co7" style:family="table-column">
      <style:table-column-properties fo:break-before="auto" style:column-width="0.5362in"/>
    </style:style>
    <style:style style:name="co8" style:family="table-column">
      <style:table-column-properties fo:break-before="auto" style:column-width="0.5602in"/>
    </style:style>
    <style:style style:name="co9" style:family="table-column">
      <style:table-column-properties fo:break-before="auto" style:column-width="0.2146in"/>
    </style:style>
    <style:style style:name="co10" style:family="table-column">
      <style:table-column-properties fo:break-before="auto" style:column-width="0.6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style:text-line-through-type="single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style:text-line-through-style="none" style:text-line-through-type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lp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g</text:p>
          </table:table-cell>
          <table:table-cell/>
          <table:table-cell office:value-type="string" calcext:value-type="string">
            <text:p>(T/20-avg)^2</text:p>
          </table:table-cell>
          <table:table-cell office:value-type="string" calcext:value-type="string">
            <text:p>T/20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2.11" calcext:value-type="float">
            <text:p>22.11</text:p>
          </table:table-cell>
          <table:table-cell table:style-name="ce1" table:formula="of:=4*PI()^2*0.28/([.B2]/20)^2" office:value-type="float" office:value="9.04482720169972" calcext:value-type="float">
            <text:p>9.04482720169972</text:p>
          </table:table-cell>
          <table:table-cell office:value-type="string" calcext:value-type="string">
            <text:p>Błąd gruby</text:p>
          </table:table-cell>
          <table:table-cell table:formula="of:=([.B2]/20-[.$B$12])^2" office:value-type="float" office:value="0.00128164" calcext:value-type="float">
            <text:p>0.00128164</text:p>
          </table:table-cell>
          <table:table-cell table:formula="of:=[.B2]/20" office:value-type="float" office:value="1.1055" calcext:value-type="float">
            <text:p>1.105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.24" calcext:value-type="float">
            <text:p>21.24</text:p>
          </table:table-cell>
          <table:table-cell table:formula="of:=4*PI()^2*0.28/([.B3]/20)^2" office:value-type="float" office:value="9.80096265903803" calcext:value-type="float">
            <text:p>9.80096265903803</text:p>
          </table:table-cell>
          <table:table-cell/>
          <table:table-cell table:formula="of:=([.B3]/20-[.$B$12])^2" office:value-type="float" office:value="0.0000592900000000006" calcext:value-type="float">
            <text:p>5.92900000000006E-05</text:p>
          </table:table-cell>
          <table:table-cell table:formula="of:=[.B3]/20" office:value-type="float" office:value="1.062" calcext:value-type="float">
            <text:p>1.06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.44" calcext:value-type="float">
            <text:p>21.44</text:p>
          </table:table-cell>
          <table:table-cell table:formula="of:=4*PI()^2*0.28/([.B4]/20)^2" office:value-type="float" office:value="9.61896174087011" calcext:value-type="float">
            <text:p>9.61896174087011</text:p>
          </table:table-cell>
          <table:table-cell/>
          <table:table-cell table:formula="of:=([.B4]/20-[.$B$12])^2" office:value-type="float" office:value="0.00000529000000000088" calcext:value-type="float">
            <text:p>5.29000000000088E-06</text:p>
          </table:table-cell>
          <table:table-cell table:formula="of:=[.B4]/20" office:value-type="float" office:value="1.072" calcext:value-type="float">
            <text:p>1.07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45" calcext:value-type="float">
            <text:p>21.45</text:p>
          </table:table-cell>
          <table:table-cell table:formula="of:=4*PI()^2*0.28/([.B5]/20)^2" office:value-type="float" office:value="9.609995102587" calcext:value-type="float">
            <text:p>9.609995102587</text:p>
          </table:table-cell>
          <table:table-cell/>
          <table:table-cell table:formula="of:=([.B5]/20-[.$B$12])^2" office:value-type="float" office:value="0.00000784000000000076" calcext:value-type="float">
            <text:p>7.84000000000076E-06</text:p>
          </table:table-cell>
          <table:table-cell table:formula="of:=[.B5]/20" office:value-type="float" office:value="1.0725" calcext:value-type="float">
            <text:p>1.07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.3" calcext:value-type="float">
            <text:p>21.3</text:p>
          </table:table-cell>
          <table:table-cell table:formula="of:=4*PI()^2*0.28/([.B6]/20)^2" office:value-type="float" office:value="9.74582373798857" calcext:value-type="float">
            <text:p>9.74582373798857</text:p>
          </table:table-cell>
          <table:table-cell/>
          <table:table-cell table:formula="of:=([.B6]/20-[.$B$12])^2" office:value-type="float" office:value="0.0000220899999999993" calcext:value-type="float">
            <text:p>2.20899999999993E-05</text:p>
          </table:table-cell>
          <table:table-cell table:formula="of:=[.B6]/20" office:value-type="float" office:value="1.065" calcext:value-type="float">
            <text:p>1.06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.19" calcext:value-type="float">
            <text:p>21.19</text:p>
          </table:table-cell>
          <table:table-cell table:formula="of:=4*PI()^2*0.28/([.B7]/20)^2" office:value-type="float" office:value="9.84727000142764" calcext:value-type="float">
            <text:p>9.84727000142764</text:p>
          </table:table-cell>
          <table:table-cell/>
          <table:table-cell table:formula="of:=([.B7]/20-[.$B$12])^2" office:value-type="float" office:value="0.000104039999999995" calcext:value-type="float">
            <text:p>0.000104039999999995</text:p>
          </table:table-cell>
          <table:table-cell table:formula="of:=[.B7]/20" office:value-type="float" office:value="1.0595" calcext:value-type="float">
            <text:p>1.059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.25" calcext:value-type="float">
            <text:p>21.25</text:p>
          </table:table-cell>
          <table:table-cell table:formula="of:=4*PI()^2*0.28/([.B8]/20)^2" office:value-type="float" office:value="9.79174039404962" calcext:value-type="float">
            <text:p>9.79174039404962</text:p>
          </table:table-cell>
          <table:table-cell/>
          <table:table-cell table:formula="of:=([.B8]/20-[.$B$12])^2" office:value-type="float" office:value="0.0000518399999999982" calcext:value-type="float">
            <text:p>5.18399999999982E-05</text:p>
          </table:table-cell>
          <table:table-cell table:formula="of:=[.B8]/20" office:value-type="float" office:value="1.0625" calcext:value-type="float">
            <text:p>1.062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.29" calcext:value-type="float">
            <text:p>21.29</text:p>
          </table:table-cell>
          <table:table-cell table:formula="of:=4*PI()^2*0.28/([.B9]/20)^2" office:value-type="float" office:value="9.75498119460163" calcext:value-type="float">
            <text:p>9.75498119460163</text:p>
          </table:table-cell>
          <table:table-cell/>
          <table:table-cell table:formula="of:=([.B9]/20-[.$B$12])^2" office:value-type="float" office:value="0.0000270399999999987" calcext:value-type="float">
            <text:p>2.70399999999987E-05</text:p>
          </table:table-cell>
          <table:table-cell table:formula="of:=[.B9]/20" office:value-type="float" office:value="1.0645" calcext:value-type="float">
            <text:p>1.064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.31" calcext:value-type="float">
            <text:p>21.31</text:p>
          </table:table-cell>
          <table:table-cell table:formula="of:=4*PI()^2*0.28/([.B10]/20)^2" office:value-type="float" office:value="9.73667917012419" calcext:value-type="float">
            <text:p>9.73667917012419</text:p>
          </table:table-cell>
          <table:table-cell/>
          <table:table-cell table:formula="of:=([.B10]/20-[.$B$12])^2" office:value-type="float" office:value="0.0000176399999999998" calcext:value-type="float">
            <text:p>1.76399999999998E-05</text:p>
          </table:table-cell>
          <table:table-cell table:formula="of:=[.B10]/20" office:value-type="float" office:value="1.0655" calcext:value-type="float">
            <text:p>1.065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.36" calcext:value-type="float">
            <text:p>21.36</text:p>
          </table:table-cell>
          <table:table-cell table:formula="of:=4*PI()^2*0.28/([.B11]/20)^2" office:value-type="float" office:value="9.69114881785766" calcext:value-type="float">
            <text:p>9.69114881785766</text:p>
          </table:table-cell>
          <table:table-cell/>
          <table:table-cell table:formula="of:=([.B11]/20-[.$B$12])^2" office:value-type="float" office:value="0.00000288999999999936" calcext:value-type="float">
            <text:p>2.88999999999936E-06</text:p>
          </table:table-cell>
          <table:table-cell table:formula="of:=[.B11]/20" office:value-type="float" office:value="1.068" calcext:value-type="float">
            <text:p>1.068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1])/20" office:value-type="float" office:value="1.0697" calcext:value-type="float">
            <text:p>1.0697</text:p>
          </table:table-cell>
          <table:table-cell table:formula="of:=4*PI()^2*0.28/([.B12])^2" office:value-type="float" office:value="9.66037035335279" calcext:value-type="float">
            <text:p>9.66037035335279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Odchylenie</text:p>
            <text:p>Standardowe</text:p>
          </table:table-cell>
          <table:table-cell table:formula="of:=COM.MICROSOFT.STDEV.P([.F2:.F11])" office:value-type="float" office:value="0.012568213874692" calcext:value-type="float">
            <text:p>0.012568213874692</text:p>
          </table:table-cell>
          <table:table-cell office:value-type="string" calcext:value-type="string">
            <text:p>z funkcji STDEV.P</text:p>
          </table:table-cell>
          <table:table-cell table:number-columns-repeated="4"/>
        </table:table-row>
        <table:table-row table:style-name="ro1">
          <table:covered-table-cell/>
          <table:table-cell table:formula="of:=SQRT(SUM([.E2:.E11])/10)" office:value-type="float" office:value="0.012568213874692" calcext:value-type="float">
            <text:p>0.012568213874692</text:p>
          </table:table-cell>
          <table:table-cell office:value-type="string" calcext:value-type="string">
            <text:p>ręcz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ymator</text:p>
          </table:table-cell>
          <table:table-cell table:formula="of:=[.B14]/SQRT(10-1)" office:value-type="float" office:value="0.00418940462489732" calcext:value-type="float">
            <text:p>0.00418940462489732</text:p>
          </table:table-cell>
          <table:table-cell office:value-type="string" calcext:value-type="string">
            <text:p>ręcznie (na podstawie odchylenia standardoweg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epewność</text:p>
          </table:table-cell>
          <table:table-cell office:value-type="string" calcext:value-type="string">
            <text:p>U(l)=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U(t)=</text:p>
          </table:table-cell>
          <table:table-cell table:formula="of:=0.6/20"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/>
          <table:table-cell table:formula="of:=(4*PI()^2 * [.C17]/(([.B12])^2))^2" office:value-type="float" office:value="0.0107130714065744" calcext:value-type="float">
            <text:p>0.0107130714065744</text:p>
          </table:table-cell>
          <table:table-cell table:number-columns-repeated="5"/>
        </table:table-row>
        <table:table-row table:style-name="ro1">
          <table:table-cell/>
          <table:table-cell table:formula="of:=(-8*PI()^2*0.28*[.E17]/([.B12]^3))^2" office:value-type="float" office:value="0.293606767779265" calcext:value-type="float">
            <text:p>0.293606767779265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U(g)=</text:p>
          </table:table-cell>
          <table:table-cell table:formula="of:=ROUNDUP(SQRT([.B18]+[.B19]);2)" office:value-type="float" office:value="0.56" calcext:value-type="float">
            <text:p>0.5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Uzyskano</text:p>
            <text:p>Wartość g</text:p>
          </table:table-cell>
          <table:table-cell table:formula="of:=ROUND([.C12];2)" office:value-type="float" office:value="9.66" calcext:value-type="float">
            <text:p>9.66</text:p>
          </table:table-cell>
          <table:table-cell table:number-columns-repeated="5"/>
        </table:table-row>
        <table:table-row table:style-name="ro1" table:number-rows-repeated="45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artość tablicowa</text:p>
          </table:table-cell>
        </table:table-row>
        <table:table-row table:style-name="ro1">
          <table:table-cell table:number-columns-repeated="2"/>
          <table:table-cell table:formula="of:=AVERAGE([.B3:.B11])" office:value-type="float" office:value="21.3144444444444" calcext:value-type="float">
            <text:p>21.3144444444444</text:p>
          </table:table-cell>
          <table:table-cell table:formula="of:=4*PI()^2*0.28/([.C69]/20)^2" office:value-type="float" office:value="9.73261904854408" calcext:value-type="float">
            <text:p>9.73261904854408</text:p>
          </table:table-cell>
          <table:table-cell table:formula="of:=[.D69]*(1-0.086)" office:value-type="float" office:value="8.89561381036929" calcext:value-type="float">
            <text:p>8.89561381036929</text:p>
          </table:table-cell>
          <table:table-cell table:formula="of:=[.D69]*1.086" office:value-type="float" office:value="10.5696242867189" calcext:value-type="float">
            <text:p>10.5696242867189</text:p>
          </table:table-cell>
          <table:table-cell office:value-type="float" office:value="9.811" calcext:value-type="float">
            <text:p>9.811</text:p>
          </table:table-cell>
        </table:table-row>
        <table:table-row table:style-name="ro1">
          <table:table-cell table:number-columns-repeated="4"/>
          <table:table-cell table:formula="of:=0.983*9.81" office:value-type="float" office:value="9.64323" calcext:value-type="float">
            <text:p>9.64323</text:p>
          </table:table-cell>
          <table:table-cell table:formula="of:=1.0071*9.81" office:value-type="float" office:value="9.879651" calcext:value-type="float">
            <text:p>9.879651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6.2988in" svg:height="3.5429in" svg:x="3.4472in" svg:y="1.0665in">
            <draw:object draw:notify-on-update-of-ranges="Sheet2.I1:Sheet2.I1 Sheet2.I2:Sheet2.I5 Sheet2.J1:Sheet2.J1 Sheet2.J2:Sheet2.J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l [cm]</text:p>
          </table:table-cell>
          <table:table-cell office:value-type="string" calcext:value-type="string">
            <text:p>20*T [s]</text:p>
          </table:table-cell>
          <table:table-cell office:value-type="string" calcext:value-type="string">
            <text:p>l [m]</text:p>
          </table:table-cell>
          <table:table-cell office:value-type="string" calcext:value-type="string">
            <text:p>T [s]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lp</text:p>
          </table:table-cell>
          <table:table-cell office:value-type="string" calcext:value-type="string">
            <text:p>l [m]</text:p>
          </table:table-cell>
          <table:table-cell office:value-type="string" calcext:value-type="string">
            <text:p>(T śr.)^2 [s^2]</text:p>
          </table:table-cell>
          <table:table-cell/>
          <table:table-cell office:value-type="string" calcext:value-type="string">
            <text:p>linest: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34.5-0" office:value-type="float" office:value="34.5" calcext:value-type="float">
            <text:p>34.5</text:p>
          </table:table-cell>
          <table:table-cell office:value-type="float" office:value="23.08" calcext:value-type="float">
            <text:p>23.08</text:p>
          </table:table-cell>
          <table:table-cell table:formula="of:=([.B2]-0.8)/100" office:value-type="float" office:value="0.337" calcext:value-type="float">
            <text:p>0.337</text:p>
          </table:table-cell>
          <table:table-cell table:formula="of:=[.C2]/20" office:value-type="float" office:value="1.154" calcext:value-type="float">
            <text:p>1.154</text:p>
          </table:table-cell>
          <table:table-cell table:formula="of:=4*PI()^2*[.D2]/([.E2])^2" office:value-type="float" office:value="9.99028826917185" calcext:value-type="float">
            <text:p>9.9902882691718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2]" office:value-type="float" office:value="0.337" calcext:value-type="float">
            <text:p>0.337</text:p>
          </table:table-cell>
          <table:table-cell table:formula="of:=AVERAGE([.E2:.E5])^2" office:value-type="float" office:value="1.34444025" calcext:value-type="float">
            <text:p>1.34444025</text:p>
          </table:table-cell>
          <table:table-cell/>
          <table:table-cell table:number-matrix-columns-spanned="2" table:number-matrix-rows-spanned="5" table:formula="of:=LINEST([.J2:.J5];[.I2:.I5];1;1)" office:value-type="float" office:value="4.07064296756534" calcext:value-type="float">
            <text:p>4.07064296756534</text:p>
          </table:table-cell>
          <table:table-cell office:value-type="float" office:value="-0.0316401885802042" calcext:value-type="float">
            <text:p>-0.0316401885802042</text:p>
          </table:table-cell>
          <table:table-cell/>
          <table:table-cell office:value-type="string" calcext:value-type="string">
            <text:p>g=</text:p>
          </table:table-cell>
          <table:table-cell table:formula="of:=(4*PI()^2) /[.L2]" office:value-type="float" office:value="9.69832479019145" calcext:value-type="float">
            <text:p>9.698324790191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34.5-0" office:value-type="float" office:value="34.5" calcext:value-type="float">
            <text:p>34.5</text:p>
          </table:table-cell>
          <table:table-cell office:value-type="float" office:value="23.16" calcext:value-type="float">
            <text:p>23.16</text:p>
          </table:table-cell>
          <table:table-cell table:formula="of:=([.B3]-0.8)/100" office:value-type="float" office:value="0.337" calcext:value-type="float">
            <text:p>0.337</text:p>
          </table:table-cell>
          <table:table-cell table:formula="of:=[.C3]/20" office:value-type="float" office:value="1.158" calcext:value-type="float">
            <text:p>1.158</text:p>
          </table:table-cell>
          <table:table-cell table:formula="of:=4*PI()^2*[.D3]/([.E3])^2" office:value-type="float" office:value="9.92138993490389" calcext:value-type="float">
            <text:p>9.92138993490389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6]" office:value-type="float" office:value="0.252" calcext:value-type="float">
            <text:p>0.252</text:p>
          </table:table-cell>
          <table:table-cell table:formula="of:=AVERAGE([.E6:.E9])^2" office:value-type="float" office:value="0.980842640625" calcext:value-type="float">
            <text:p>0.980842640625</text:p>
          </table:table-cell>
          <table:table-cell/>
          <table:table-cell office:value-type="float" office:value="0.0964649638079221" calcext:value-type="float">
            <text:p>0.0964649638079221</text:p>
          </table:table-cell>
          <table:table-cell office:value-type="float" office:value="0.0241197616661661" calcext:value-type="float">
            <text:p>0.024119761666166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34.5-0" office:value-type="float" office:value="34.5" calcext:value-type="float">
            <text:p>34.5</text:p>
          </table:table-cell>
          <table:table-cell office:value-type="float" office:value="23.25" calcext:value-type="float">
            <text:p>23.25</text:p>
          </table:table-cell>
          <table:table-cell table:formula="of:=([.B4]-0.8)/100" office:value-type="float" office:value="0.337" calcext:value-type="float">
            <text:p>0.337</text:p>
          </table:table-cell>
          <table:table-cell table:formula="of:=[.C4]/20" office:value-type="float" office:value="1.1625" calcext:value-type="float">
            <text:p>1.1625</text:p>
          </table:table-cell>
          <table:table-cell table:formula="of:=4*PI()^2*[.D4]/([.E4])^2" office:value-type="float" office:value="9.84472784010615" calcext:value-type="float">
            <text:p>9.8447278401061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10]" office:value-type="float" office:value="0.21" calcext:value-type="float">
            <text:p>0.21</text:p>
          </table:table-cell>
          <table:table-cell table:formula="of:=AVERAGE([.E10:.E13])^2" office:value-type="float" office:value="0.83265625" calcext:value-type="float">
            <text:p>0.83265625</text:p>
          </table:table-cell>
          <table:table-cell/>
          <table:table-cell office:value-type="float" office:value="0.998878096063383" calcext:value-type="float">
            <text:p>0.998878096063383</text:p>
          </table:table-cell>
          <table:table-cell office:value-type="float" office:value="0.0119448206425373" calcext:value-type="float">
            <text:p>0.011944820642537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34.5-0" office:value-type="float" office:value="34.5" calcext:value-type="float">
            <text:p>34.5</text:p>
          </table:table-cell>
          <table:table-cell office:value-type="float" office:value="23.27" calcext:value-type="float">
            <text:p>23.27</text:p>
          </table:table-cell>
          <table:table-cell table:formula="of:=([.B5]-0.8)/100" office:value-type="float" office:value="0.337" calcext:value-type="float">
            <text:p>0.337</text:p>
          </table:table-cell>
          <table:table-cell table:formula="of:=[.C5]/20" office:value-type="float" office:value="1.1635" calcext:value-type="float">
            <text:p>1.1635</text:p>
          </table:table-cell>
          <table:table-cell table:formula="of:=4*PI()^2*[.D5]/([.E5])^2" office:value-type="float" office:value="9.82781250329853" calcext:value-type="float">
            <text:p>9.8278125032985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14]" office:value-type="float" office:value="0.17" calcext:value-type="float">
            <text:p>0.17</text:p>
          </table:table-cell>
          <table:table-cell table:formula="of:=AVERAGE([.E14:.E17])^2" office:value-type="float" office:value="0.659953140625" calcext:value-type="float">
            <text:p>0.659953140625</text:p>
          </table:table-cell>
          <table:table-cell/>
          <table:table-cell office:value-type="float" office:value="1780.68382409973" calcext:value-type="float">
            <text:p>1780.6838240997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9.8" calcext:value-type="float">
            <text:p>19.8</text:p>
          </table:table-cell>
          <table:table-cell table:formula="of:=([.B6]-0.8)/100" office:value-type="float" office:value="0.252" calcext:value-type="float">
            <text:p>0.252</text:p>
          </table:table-cell>
          <table:table-cell table:formula="of:=[.C6]/20" office:value-type="float" office:value="0.99" calcext:value-type="float">
            <text:p>0.99</text:p>
          </table:table-cell>
          <table:table-cell table:formula="of:=4*PI()^2*[.D6]/([.E6])^2" office:value-type="float" office:value="10.1505573271075" calcext:value-type="float">
            <text:p>10.1505573271075</text:p>
          </table:table-cell>
          <table:table-cell table:number-columns-repeated="5"/>
          <table:table-cell office:value-type="float" office:value="0.254065724685702" calcext:value-type="float">
            <text:p>0.254065724685702</text:p>
          </table:table-cell>
          <table:table-cell office:value-type="float" office:value="0.000285357480364771" calcext:value-type="float">
            <text:p>0.00028535748036477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9.85" calcext:value-type="float">
            <text:p>19.85</text:p>
          </table:table-cell>
          <table:table-cell table:formula="of:=([.B7]-0.8)/100" office:value-type="float" office:value="0.252" calcext:value-type="float">
            <text:p>0.252</text:p>
          </table:table-cell>
          <table:table-cell table:formula="of:=[.C7]/20" office:value-type="float" office:value="0.9925" calcext:value-type="float">
            <text:p>0.9925</text:p>
          </table:table-cell>
          <table:table-cell table:formula="of:=4*PI()^2*[.D7]/([.E7])^2" office:value-type="float" office:value="10.0994854215666" calcext:value-type="float">
            <text:p>10.099485421566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9.72" calcext:value-type="float">
            <text:p>19.72</text:p>
          </table:table-cell>
          <table:table-cell table:formula="of:=([.B8]-0.8)/100" office:value-type="float" office:value="0.252" calcext:value-type="float">
            <text:p>0.252</text:p>
          </table:table-cell>
          <table:table-cell table:formula="of:=[.C8]/20" office:value-type="float" office:value="0.986" calcext:value-type="float">
            <text:p>0.986</text:p>
          </table:table-cell>
          <table:table-cell table:formula="of:=4*PI()^2*[.D8]/([.E8])^2" office:value-type="float" office:value="10.2330818438855" calcext:value-type="float">
            <text:p>10.2330818438855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9.86" calcext:value-type="float">
            <text:p>19.86</text:p>
          </table:table-cell>
          <table:table-cell table:formula="of:=([.B9]-0.8)/100" office:value-type="float" office:value="0.252" calcext:value-type="float">
            <text:p>0.252</text:p>
          </table:table-cell>
          <table:table-cell table:formula="of:=[.C9]/20" office:value-type="float" office:value="0.993" calcext:value-type="float">
            <text:p>0.993</text:p>
          </table:table-cell>
          <table:table-cell table:formula="of:=4*PI()^2*[.D9]/([.E9])^2" office:value-type="float" office:value="10.089317301978" calcext:value-type="float">
            <text:p>10.08931730197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.8" calcext:value-type="float">
            <text:p>21.8</text:p>
          </table:table-cell>
          <table:table-cell office:value-type="float" office:value="18.24" calcext:value-type="float">
            <text:p>18.24</text:p>
          </table:table-cell>
          <table:table-cell table:formula="of:=([.B10]-0.8)/100" office:value-type="float" office:value="0.21" calcext:value-type="float">
            <text:p>0.21</text:p>
          </table:table-cell>
          <table:table-cell table:formula="of:=[.C10]/20" office:value-type="float" office:value="0.912" calcext:value-type="float">
            <text:p>0.912</text:p>
          </table:table-cell>
          <table:table-cell table:formula="of:=4*PI()^2*[.D10]/([.E10])^2" office:value-type="float" office:value="9.96757138845013" calcext:value-type="float">
            <text:p>9.96757138845013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.8" calcext:value-type="float">
            <text:p>21.8</text:p>
          </table:table-cell>
          <table:table-cell office:value-type="float" office:value="18.39" calcext:value-type="float">
            <text:p>18.39</text:p>
          </table:table-cell>
          <table:table-cell table:formula="of:=([.B11]-0.8)/100" office:value-type="float" office:value="0.21" calcext:value-type="float">
            <text:p>0.21</text:p>
          </table:table-cell>
          <table:table-cell table:formula="of:=[.C11]/20" office:value-type="float" office:value="0.9195" calcext:value-type="float">
            <text:p>0.9195</text:p>
          </table:table-cell>
          <table:table-cell table:formula="of:=4*PI()^2*[.D11]/([.E11])^2" office:value-type="float" office:value="9.80563141115959" calcext:value-type="float">
            <text:p>9.80563141115959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.8" calcext:value-type="float">
            <text:p>21.8</text:p>
          </table:table-cell>
          <table:table-cell office:value-type="float" office:value="18.16" calcext:value-type="float">
            <text:p>18.16</text:p>
          </table:table-cell>
          <table:table-cell table:formula="of:=([.B12]-0.8)/100" office:value-type="float" office:value="0.21" calcext:value-type="float">
            <text:p>0.21</text:p>
          </table:table-cell>
          <table:table-cell table:formula="of:=[.C12]/20" office:value-type="float" office:value="0.908" calcext:value-type="float">
            <text:p>0.908</text:p>
          </table:table-cell>
          <table:table-cell table:formula="of:=4*PI()^2*[.D12]/([.E12])^2" office:value-type="float" office:value="10.0555848368335" calcext:value-type="float">
            <text:p>10.0555848368335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.8" calcext:value-type="float">
            <text:p>21.8</text:p>
          </table:table-cell>
          <table:table-cell office:value-type="float" office:value="18.21" calcext:value-type="float">
            <text:p>18.21</text:p>
          </table:table-cell>
          <table:table-cell table:formula="of:=([.B13]-0.8)/100" office:value-type="float" office:value="0.21" calcext:value-type="float">
            <text:p>0.21</text:p>
          </table:table-cell>
          <table:table-cell table:formula="of:=[.C13]/20" office:value-type="float" office:value="0.9105" calcext:value-type="float">
            <text:p>0.9105</text:p>
          </table:table-cell>
          <table:table-cell table:formula="of:=4*PI()^2*[.D13]/([.E13])^2" office:value-type="float" office:value="10.0004405215919" calcext:value-type="float">
            <text:p>10.0004405215919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.8</text:p>
          </table:table-cell>
          <table:table-cell office:value-type="float" office:value="16.4" calcext:value-type="float">
            <text:p>16.4</text:p>
          </table:table-cell>
          <table:table-cell table:formula="of:=([.B14]-0.8)/100" office:value-type="float" office:value="0.17" calcext:value-type="float">
            <text:p>0.17</text:p>
          </table:table-cell>
          <table:table-cell table:formula="of:=[.C14]/20" office:value-type="float" office:value="0.82" calcext:value-type="float">
            <text:p>0.82</text:p>
          </table:table-cell>
          <table:table-cell table:formula="of:=4*PI()^2*[.D14]/([.E14])^2" office:value-type="float" office:value="9.98115852578936" calcext:value-type="float">
            <text:p>9.98115852578936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.8" calcext:value-type="float">
            <text:p>17.8</text:p>
          </table:table-cell>
          <table:table-cell office:value-type="float" office:value="15.97" calcext:value-type="float">
            <text:p>15.97</text:p>
          </table:table-cell>
          <table:table-cell table:formula="of:=([.B15]-0.8)/100" office:value-type="float" office:value="0.17" calcext:value-type="float">
            <text:p>0.17</text:p>
          </table:table-cell>
          <table:table-cell table:formula="of:=[.C15]/20" office:value-type="float" office:value="0.7985" calcext:value-type="float">
            <text:p>0.7985</text:p>
          </table:table-cell>
          <table:table-cell table:formula="of:=4*PI()^2*[.D15]/([.E15])^2" office:value-type="float" office:value="10.5258897576675" calcext:value-type="float">
            <text:p>10.525889757667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.8" calcext:value-type="float">
            <text:p>17.8</text:p>
          </table:table-cell>
          <table:table-cell office:value-type="float" office:value="16.28" calcext:value-type="float">
            <text:p>16.28</text:p>
          </table:table-cell>
          <table:table-cell table:formula="of:=([.B16]-0.8)/100" office:value-type="float" office:value="0.17" calcext:value-type="float">
            <text:p>0.17</text:p>
          </table:table-cell>
          <table:table-cell table:formula="of:=[.C16]/20" office:value-type="float" office:value="0.814" calcext:value-type="float">
            <text:p>0.814</text:p>
          </table:table-cell>
          <table:table-cell table:formula="of:=4*PI()^2*[.D16]/([.E16])^2" office:value-type="float" office:value="10.1288432057253" calcext:value-type="float">
            <text:p>10.1288432057253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.8" calcext:value-type="float">
            <text:p>17.8</text:p>
          </table:table-cell>
          <table:table-cell office:value-type="float" office:value="16.34" calcext:value-type="float">
            <text:p>16.34</text:p>
          </table:table-cell>
          <table:table-cell table:formula="of:=([.B17]-0.8)/100" office:value-type="float" office:value="0.17" calcext:value-type="float">
            <text:p>0.17</text:p>
          </table:table-cell>
          <table:table-cell table:formula="of:=[.C17]/20" office:value-type="float" office:value="0.817" calcext:value-type="float">
            <text:p>0.817</text:p>
          </table:table-cell>
          <table:table-cell table:formula="of:=4*PI()^2*[.D17]/([.E17])^2" office:value-type="float" office:value="10.0545941472305" calcext:value-type="float">
            <text:p>10.054594147230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6">00/00/0000</text:date>, <text:time style:data-style-name="N2" text:time-value="10:32:18.5985724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1:54:35.530407805</meta:creation-date>
    <dc:date>2024-03-06T12:37:46.465052039</dc:date>
    <meta:editing-duration>PT40M52S</meta:editing-duration>
    <meta:editing-cycles>11</meta:editing-cycles>
    <meta:generator>LibreOffice/7.6.5.2$Linux_X86_64 LibreOffice_project/60$Build-2</meta:generator>
    <meta:document-statistic meta:table-count="2" meta:cell-count="21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296cm" svg:y="3.952cm" style:legend-expansion="high" chart:style-name="ch2"/>
        <chart:plot-area chart:style-name="ch3" table:cell-range-address="Sheet2.I1:Sheet2.J5" chart:data-source-has-labels="row" svg:x="1.331cm" svg:y="0.18cm" svg:width="9.645cm" svg:height="7.659cm">
          <chart:coordinate-region svg:x="2.058cm" svg:y="0.379cm" svg:width="8.587cm" svg:height="6.813cm"/>
          <chart:axis chart:dimension="x" chart:name="primary-x" chart:style-name="ch4">
            <chart:title svg:x="4.614cm" svg:y="8.019cm" chart:style-name="ch5">
              <text:p>długość wahadła [m]</text:p>
            </chart:title>
          </chart:axis>
          <chart:axis chart:dimension="y" chart:name="primary-y" chart:style-name="ch6">
            <chart:title svg:x="0.451cm" svg:y="5.032cm" chart:style-name="ch7">
              <text:p>Okres^2 [s^2]</text:p>
            </chart:title>
            <chart:grid chart:style-name="ch8" chart:class="major"/>
          </chart:axis>
          <chart:series chart:style-name="ch9" chart:values-cell-range-address="Sheet2.J2:Sheet2.J5" chart:label-cell-address="Sheet2.J1:Sheet2.J1" chart:class="chart:scatter">
            <chart:domain table:cell-range-address="Sheet2.I2:Sheet2.I5"/>
            <chart:regression-curve chart:style-name="ch10">
              <chart:equation chart:display-equation="true" chart:display-r-square="true" svg:x="2.919cm" svg:y="0.247cm"/>
            </chart:regression-curve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(T śr.)^2 [s^2]</text:p>
                <draw:g>
                  <svg:desc>Sheet2.J1:Sheet2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7">
                <text:p>0.337</text:p>
                <draw:g>
                  <svg:desc>Sheet2.I2:Sheet2.I5</svg:desc>
                </draw:g>
              </table:table-cell>
              <table:table-cell office:value-type="float" office:value="1.34444025">
                <text:p>1.34444025</text:p>
                <draw:g>
                  <svg:desc>Sheet2.J2:Sheet2.J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2">
                <text:p>0.252</text:p>
              </table:table-cell>
              <table:table-cell office:value-type="float" office:value="0.980842640625">
                <text:p>0.98084264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">
                <text:p>0.21</text:p>
              </table:table-cell>
              <table:table-cell office:value-type="float" office:value="0.83265625">
                <text:p>0.8326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">
                <text:p>0.17</text:p>
              </table:table-cell>
              <table:table-cell office:value-type="float" office:value="0.659953140625">
                <text:p>0.659953140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